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bbe5" officeooo:paragraph-rsid="000cbbe5"/>
    </style:style>
    <style:style style:name="P2" style:family="paragraph" style:parent-style-name="Standard">
      <style:text-properties officeooo:rsid="000cd67c" officeooo:paragraph-rsid="000cd6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dos de series temporais</text:p>
      <text:p text:style-name="P1">Backoffice para recolher os dados e inseri-los numa base de dados</text:p>
      <text:p text:style-name="P1">Base de dados que receba series temporais</text:p>
      <text:p text:style-name="P1"/>
      <text:p text:style-name="P1"/>
      <text:p text:style-name="P1"/>
      <text:p text:style-name="P1">Para os dados temporiais o motor de base dados baseado no PostgreSql, TimeScaleDB que é open source e é otimizada para ingestão rápida de dados e queries complexas.</text:p>
      <text:p text:style-name="P1"/>
      <text:p text:style-name="P1"/>
      <text:p text:style-name="P2">Sistema para receber dados meteriologicos</text:p>
      <text:p text:style-name="P2">Com backoffice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4T10:50:41.161225152</meta:creation-date>
    <meta:generator>LibreOffice/6.0.7.3$Linux_X86_64 LibreOffice_project/00m0$Build-3</meta:generator>
    <dc:date>2021-03-24T11:09:25.749153920</dc:date>
    <meta:editing-duration>PT7M59S</meta:editing-duration>
    <meta:editing-cycles>2</meta:editing-cycles>
    <meta:document-statistic meta:table-count="0" meta:image-count="0" meta:object-count="0" meta:page-count="1" meta:paragraph-count="6" meta:word-count="57" meta:character-count="350" meta:non-whitespace-character-count="299"/>
  </office:meta>
</office:document-meta>
</file>